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normal" style:font-size-asian="14pt" style:font-weight-asian="normal" style:font-size-complex="14pt" style:font-weight-complex="normal"/>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justify" style:justify-single-word="false"/>
      <style:text-properties fo:font-size="14pt" style:font-size-asian="14pt" style:font-size-complex="14pt"/>
    </style:style>
    <style:style style:name="P5" style:family="paragraph" style:parent-style-name="Standard">
      <style:text-properties style:font-name="TimesNewRomanPSMT" fo:font-size="14pt" style:font-name-asian="TimesNewRomanPSMT" style:font-size-asian="14pt" style:font-name-complex="TimesNewRomanPSMT" style:font-size-complex="14pt"/>
    </style:style>
    <style:style style:name="P6" style:family="paragraph" style:parent-style-name="Standard">
      <style:paragraph-properties fo:text-align="justify" style:justify-single-word="false"/>
      <style:text-properties fo:font-size="14pt" fo:font-weight="normal" style:font-size-asian="14pt" style:font-weight-asian="normal" style:font-size-complex="14pt" style:font-weight-complex="normal"/>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ligência Artificial</text:p>
      <text:p text:style-name="P1">Período: 2015.2</text:p>
      <text:p text:style-name="P1"/>
      <text:p text:style-name="P1"/>
      <text:p text:style-name="P1">Trabalho 3 – Redes Neurais</text:p>
      <text:p text:style-name="P1"/>
      <text:p text:style-name="P2"/>
      <text:p text:style-name="P2"><text:tab/>Desenvolver um programa para diagnosticar casos de cancer de mama, tendo como base uma série de atributos medidos em exames. Para esta tarefa, os alunos devem utilizar uma rede MLP com uma camada oculta.</text:p>
      <text:p text:style-name="P2"/>
      <text:p text:style-name="P2"><text:tab/>A base de dados de casos de cancer poderá ser encontrada em:</text:p>
      <text:p text:style-name="P4"><text:a xlink:type="simple" xlink:href="http://archive.ics.uci.edu/ml/datasets/Breast+Cancer+Wisconsin+%28Diagnostic%29"><text:span text:style-name="T1">http://archive.ics.uci.edu/ml/datasets/Breast+Cancer+Wisconsin+%28Diagnostic%29</text:span></text:a></text:p>
      <text:p text:style-name="P2"/>
      <text:p text:style-name="P2"><text:tab/>Além dos dados, este link contém a descrição detalhada do problema.</text:p>
      <text:p text:style-name="P2"/>
      <text:p text:style-name="P2"><text:tab/>Para este problema, os dados disponíveis deverão ser divididos em dois grupos (70% para treinamento e 30% para teste). Os pesos da rede devem ser ajustados utilizando o conjunto de treinamento. <text:s/>O programa desenvolvido deverá ter como métrica de desempenho, a quantidade de erros cometidos no conjunto de teste.</text:p>
      <text:p text:style-name="P2"/>
      <text:p text:style-name="P3">O trabalho deverá ser realizado por grupos de 3 alunos.</text:p>
      <text:p text:style-name="P3"/>
      <text:p text:style-name="P5">A data final de entrega é 3 de feverei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59M11S</meta:editing-duration>
    <meta:editing-cycles>11</meta:editing-cycles>
    <meta:generator>OpenOffice.org/3.4.1$Win32 OpenOffice.org_project/341m1$Build-9593</meta:generator>
    <dc:date>2016-01-14T08:40:29.55</dc:date>
    <meta:document-statistic meta:table-count="0" meta:image-count="0" meta:object-count="0" meta:page-count="1" meta:paragraph-count="10" meta:word-count="135" meta:character-count="884"/>
    <meta:user-defined meta:name="Info 1"/>
    <meta:user-defined meta:name="Info 2"/>
    <meta:user-defined meta:name="Info 3"/>
    <meta:user-defined meta:name="Info 4"/>
  </office:meta>
</office:document-meta>
</file>